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text-shadow="none" style:font-size-asian="28pt" style:font-size-complex="28pt"/>
    </style:style>
    <style:style style:name="P3" style:family="paragraph">
      <style:paragraph-properties fo:text-align="center" style:text-autospace="none"/>
    </style:style>
    <style:style style:name="T1" style:family="text">
      <style:text-properties fo:font-size="48pt" fo:text-shadow="none" style:font-size-asian="48pt" style:font-size-complex="48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xml:id="id4" draw:id="id4" draw:layer="layout" svg:width="12cm" svg:height="4.5cm" svg:x="9cm" svg:y="8cm">
          <text:p text:style-name="P1"><text:span text:style-name="T1">Robot pont</text:span></text:p>
        </draw:ellipse>
        <draw:ellipse draw:style-name="gr1" draw:text-style-name="P1" xml:id="id1" draw:id="id1" draw:layer="layout" svg:width="7cm" svg:height="2cm" svg:x="4cm" svg:y="3.5cm">
          <text:p text:style-name="P1">Utilisateur</text:p>
        </draw:ellipse>
        <draw:ellipse draw:style-name="gr1" draw:text-style-name="P1" xml:id="id2" draw:id="id2" draw:layer="layout" svg:width="7cm" svg:height="2cm" svg:x="18.5cm" svg:y="3cm">
          <text:p text:style-name="P1">Passer des trous</text:p>
        </draw:ellipse>
        <draw:ellipse draw:style-name="gr1" draw:text-style-name="P1" xml:id="id5" draw:id="id5" draw:layer="layout" svg:width="7cm" svg:height="2cm" svg:x="1.5cm" svg:y="15.6cm">
          <text:p text:style-name="P3"><text:span text:style-name="T2">Pliage et </text:span></text:p>
          <text:p text:style-name="P3"><text:span text:style-name="T2">dépliage le pont</text:span></text:p>
        </draw:ellipse>
        <draw:ellipse draw:style-name="gr1" draw:text-style-name="P1" xml:id="id6" draw:id="id6" draw:layer="layout" svg:width="7cm" svg:height="2cm" svg:x="7cm" svg:y="18cm">
          <text:p text:style-name="P3"><text:span text:style-name="T2">Pose et </text:span></text:p>
          <text:p text:style-name="P3"><text:span text:style-name="T2">reprise du pont</text:span></text:p>
        </draw:ellipse>
        <draw:ellipse draw:style-name="gr1" draw:text-style-name="P1" xml:id="id7" draw:id="id7" draw:layer="layout" svg:width="7cm" svg:height="2cm" svg:x="15.5cm" svg:y="17.9cm">
          <text:p text:style-name="P1">Système de contrôle</text:p>
        </draw:ellipse>
        <draw:ellipse draw:style-name="gr1" draw:text-style-name="P1" xml:id="id8" draw:id="id8" draw:layer="layout" svg:width="7cm" svg:height="2cm" svg:x="20cm" svg:y="15.4cm">
          <text:p text:style-name="P1">Détection et</text:p>
          <text:p text:style-name="P1"><text:s/>Analyse du trou</text:p>
        </draw:ellipse>
        <draw:ellipse draw:style-name="gr1" draw:text-style-name="P1" xml:id="id3" draw:id="id3" draw:layer="layout" svg:width="7cm" svg:height="2cm" svg:x="1cm" svg:y="12.3cm">
          <text:p text:style-name="P1">Déplacement et</text:p>
          <text:p text:style-name="P1">Rotation du robot</text:p>
        </draw:ellipse>
        <draw:ellipse draw:style-name="gr1" draw:text-style-name="P1" xml:id="id9" draw:id="id9" draw:layer="layout" svg:width="7cm" svg:height="2cm" svg:x="21.5cm" svg:y="12.8cm">
          <text:p text:style-name="P1">Alignement avec</text:p>
          <text:p text:style-name="P1">le pont</text:p>
        </draw:ellipse>
        <draw:connector draw:style-name="gr2" draw:text-style-name="P1" draw:layer="layout" draw:type="curve" draw:line-skew="2.124cm" svg:x1="7.5cm" svg:y1="5.5cm" svg:x2="22cm" svg:y2="5cm" draw:start-shape="id1" draw:start-glue-point="2" draw:end-shape="id2" draw:end-glue-point="2" svg:d="m7500 5500c0 3937 14500 4187 14500-500">
          <text:p/>
        </draw:connector>
        <draw:connector draw:style-name="gr2" draw:text-style-name="P1" draw:layer="layout" draw:type="line" svg:x1="8cm" svg:y1="13.3cm" svg:x2="15cm" svg:y2="12.5cm" draw:start-shape="id3" draw:start-glue-point="1" draw:end-shape="id4" draw:end-glue-point="2" svg:d="m8000 13300 7000-800">
          <text:p/>
        </draw:connector>
        <draw:connector draw:style-name="gr2" draw:text-style-name="P1" draw:layer="layout" draw:type="line" svg:x1="8.5cm" svg:y1="16.6cm" svg:x2="15cm" svg:y2="12.5cm" draw:start-shape="id5" draw:end-shape="id4" draw:end-glue-point="2" svg:d="m8500 16600 6500-4100">
          <text:p/>
        </draw:connector>
        <draw:connector draw:style-name="gr2" draw:text-style-name="P1" draw:layer="layout" draw:type="line" svg:x1="10.5cm" svg:y1="18cm" svg:x2="15cm" svg:y2="12.5cm" draw:start-shape="id6" draw:start-glue-point="0" draw:end-shape="id4" draw:end-glue-point="2" svg:d="m10500 18000 4500-5500">
          <text:p/>
        </draw:connector>
        <draw:connector draw:style-name="gr2" draw:text-style-name="P1" draw:layer="layout" draw:type="line" svg:x1="19cm" svg:y1="17.9cm" svg:x2="15cm" svg:y2="12.5cm" draw:start-shape="id7" draw:start-glue-point="0" draw:end-shape="id4" svg:d="m19000 17900-4000-5400">
          <text:p/>
        </draw:connector>
        <draw:connector draw:style-name="gr2" draw:text-style-name="P1" draw:layer="layout" draw:type="line" svg:x1="20cm" svg:y1="16.4cm" svg:x2="15cm" svg:y2="12.5cm" draw:start-shape="id8" draw:start-glue-point="3" draw:end-shape="id4" draw:end-glue-point="2" svg:d="m20000 16400-5000-3900">
          <text:p/>
        </draw:connector>
        <draw:connector draw:style-name="gr2" draw:text-style-name="P1" draw:layer="layout" draw:type="line" svg:x1="21.5cm" svg:y1="13.8cm" svg:x2="15cm" svg:y2="12.5cm" draw:start-shape="id9" draw:start-glue-point="3" draw:end-shape="id4" draw:end-glue-point="2" svg:d="m21500 13800-6500-1300">
          <text:p/>
        </draw:connector>
        <draw:ellipse draw:style-name="gr1" draw:text-style-name="P1" xml:id="id10" draw:id="id10" draw:layer="layout" svg:width="7cm" svg:height="2cm" svg:x="0.8cm" svg:y="10cm">
          <text:p text:style-name="P1">Gestion de</text:p>
          <text:p text:style-name="P1">l’énergie</text:p>
        </draw:ellipse>
        <draw:connector draw:style-name="gr3" draw:text-style-name="P1" draw:layer="layout" draw:type="line" svg:x1="7.8cm" svg:y1="11cm" svg:x2="9cm" svg:y2="10.25cm" draw:start-shape="id10" draw:start-glue-point="1" draw:end-shape="id4" draw:end-glue-point="3" svg:d="m7800 11000 1200-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15%" fo:text-align="start" fo:text-indent="0cm" style:text-autospace="ideograph-alpha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font-size-asian="11pt" style:language-asian="en" style:country-asian="US" style:font-family-complex="Arial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0-03T10:33:17.30</meta:creation-date>
    <dc:date>2014-10-10T11:19:02.87</dc:date>
    <meta:editing-duration>PT1H5S</meta:editing-duration>
    <meta:editing-cycles>16</meta:editing-cycles>
    <meta:generator>OpenOffice.org/3.3$Win32 OpenOffice.org_project/330m20$Build-9567</meta:generator>
    <meta:document-statistic meta:object-count="18"/>
  </office:meta>
</office:document-meta>
</file>